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6.572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0.37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1.538cm"/>
    </style:style>
    <style:style style:name="co7" style:family="table-column">
      <style:table-column-properties fo:break-before="auto" style:column-width="9.239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73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0.979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794cm" fo:break-before="auto" style:use-optimal-row-height="false"/>
    </style:style>
    <style:style style:name="ro11" style:family="table-row">
      <style:table-row-properties style:row-height="0.912cm" fo:break-before="auto" style:use-optimal-row-height="false"/>
    </style:style>
    <style:style style:name="ro12" style:family="table-row">
      <style:table-row-properties style:row-height="0.582cm" fo:break-before="auto" style:use-optimal-row-height="false"/>
    </style:style>
    <style:style style:name="ro13" style:family="table-row">
      <style:table-row-properties style:row-height="1.508cm" fo:break-before="auto" style:use-optimal-row-height="false"/>
    </style:style>
    <style:style style:name="ro14" style:family="table-row">
      <style:table-row-properties style:row-height="2.884cm" fo:break-before="auto" style:use-optimal-row-height="false"/>
    </style:style>
    <style:style style:name="ro15" style:family="table-row">
      <style:table-row-properties style:row-height="0.621cm" fo:break-before="page" style:use-optimal-row-height="false"/>
    </style:style>
    <style:style style:name="ro16" style:family="table-row">
      <style:table-row-properties style:row-height="0.79cm" fo:break-before="auto" style:use-optimal-row-height="true"/>
    </style:style>
    <style:style style:name="ro17" style:family="table-row">
      <style:table-row-properties style:row-height="0.452cm" fo:break-before="page" style:use-optimal-row-height="true"/>
    </style:style>
    <style:style style:name="ta1" style:family="table" style:master-page-name="PageStyle_5f_Pro_20_avec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3a3935" style:direction="ltr" fo:border-right="none" style:rotation-angle="0" style:rotation-align="none" style:shrink-to-fit="true" fo:border-top="2.49pt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2.49pt solid #3a3935" fo:border-right="none" style:rotation-align="none" fo:border-top="none"/>
      <style:text-properties style:font-name="DejaVu Serif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3a3935" style:direction="ltr" fo:border-right="2.49pt solid #3a3935" style:rotation-angle="0" style:rotation-align="none" style:shrink-to-fit="false" fo:border-top="2.4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background-color="transparent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background-color="transparent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background-color="transparent" fo:wrap-option="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background-color="transparent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DejaVu Serif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3a3935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background-color="transparent" fo:wrap-option="no-wrap" fo:border-left="2.49pt solid #3a3935" style:direction="ltr" fo:border-right="none" style:rotation-angle="0" style:rotation-align="none" style:shrink-to-fit="false" fo:border-top="2.49pt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5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background-color="transparent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8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background-color="transparent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DejaVu Serif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  <style:text-properties style:font-name="DejaVu Serif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/>
    </style:style>
    <style:style style:name="ce26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background-color="transparent" fo:wrap-option="no-wrap" fo:border-left="2.49pt solid #3a3935" style:direction="ltr" fo:border-right="2.49pt solid #3a3935" style:rotation-angle="0" style:rotation-align="none" style:shrink-to-fit="false" fo:border-top="0.9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background-color="transparent" fo:wrap-option="wrap" fo:border-left="2.49pt solid #3a3935" style:direction="ltr" fo:border-right="0.9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background-color="transparent" fo:wrap-option="wrap" fo:border-left="2.49pt solid #3a3935" style:direction="ltr" fo:border-right="0.9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Default">
      <style:table-cell-properties fo:border-bottom="0.99pt solid #3a3935" style:diagonal-bl-tr="none" style:diagonal-tl-br="none" fo:border-left="2.49pt solid #3a3935" fo:border-right="0.99pt solid #3a3935" style:rotation-align="none" fo:border-top="none" style:vertical-align="middle"/>
      <style:text-properties style:font-name="DejaVu Serif"/>
    </style:style>
    <style:style style:name="ce30" style:family="table-cell" style:parent-style-name="Default">
      <style:table-cell-properties fo:border-bottom="none" style:diagonal-bl-tr="none" style:diagonal-tl-br="none" fo:border-left="2.49pt solid #3a3935" fo:border-right="0.99pt solid #3a3935" style:rotation-align="none" fo:border-top="none" style:vertical-align="middle"/>
      <style:text-properties style:font-name="DejaVu Serif"/>
    </style:style>
    <style:style style:name="ce31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fo:border-bottom="0.99pt solid #3a3935" style:diagonal-bl-tr="none" style:diagonal-tl-br="none" style:text-align-source="fix" style:repeat-content="false" fo:border-left="2.49pt solid #3a3935" fo:border-right="0.99pt solid #3a3935" style:rotation-align="none" fo:border-top="none" style:vertical-align="middle"/>
      <style:paragraph-properties fo:text-align="center"/>
      <style:text-properties style:font-name="DejaVu Serif"/>
    </style:style>
    <style:style style:name="ce33" style:family="table-cell" style:parent-style-name="Default">
      <style:table-cell-properties fo:border-bottom="2.49pt solid #3a3935" style:diagonal-bl-tr="none" style:diagonal-tl-br="none" fo:background-color="transparent" fo:border-left="2.49pt solid #3a3935" fo:border-right="0.99pt solid #3a3935" style:rotation-align="none" fo:border-top="none"/>
      <style:text-properties style:font-name="DejaVu Serif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3a3935" style:vertical-align="automatic"/>
      <style:paragraph-properties fo:margin-left="0cm" style:writing-mode="page"/>
      <style:text-properties style:font-name="DejaVu Serif"/>
    </style:style>
    <style:style style:name="ce35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6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/>
    </style:style>
    <style:style style:name="ce41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3a3935" style:direction="ltr" fo:border-right="2.49pt solid #3a3935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background-color="transparent" fo:wrap-option="wrap" fo:border-left="0.9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DejaVu Serif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5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2.49pt solid #3a3935" style:rotation-align="none" style:shrink-to-fit="true" fo:border-top="none" style:vertical-align="middle"/>
      <style:paragraph-properties fo:text-align="start"/>
      <style:text-properties style:font-name="DejaVu Serif" fo:font-size="9pt" style:font-name-asian="DejaVu Sans" style:font-size-asian="9pt" style:font-size-complex="9pt" fo:hyphenate="true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6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2.49pt solid #3a3935" style:rotation-align="none" style:shrink-to-fit="true" fo:border-top="none" style:vertical-align="middle"/>
      <style:paragraph-properties fo:text-align="start"/>
      <style:text-properties style:font-name="DejaVu Serif" fo:font-size="9pt" style:font-size-asian="9pt" style:font-size-complex="9pt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tru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8" style:family="table-cell" style:parent-style-name="Default">
      <style:table-cell-properties fo:border-bottom="2.49pt solid #3a3935" style:diagonal-bl-tr="none" style:diagonal-tl-br="none" fo:background-color="transparent" fo:border-left="none" fo:border-right="2.49pt solid #3a3935" style:rotation-align="none" fo:border-top="2.49pt solid #3a3935"/>
      <style:text-properties style:font-name="DejaVu Serif"/>
    </style:style>
    <style:style style:name="ce49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2.49pt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3])&lt;64)" style:apply-style-name="texte_5f_12pt" style:base-cell-address="'Pro avec mdp'.C23"/>
      <style:map style:condition="is-true-formula(LEN( [.C23])&lt;=120)" style:apply-style-name="texte_5f_9pt" style:base-cell-address="'Pro avec mdp'.C23"/>
      <style:map style:condition="is-true-formula(LEN( [.C23])&gt;120)" style:apply-style-name="texte_5f_7pt" style:base-cell-address="'Pro avec mdp'.C23"/>
    </style:style>
    <style:style style:name="ce50" style:family="table-cell" style:parent-style-name="Default">
      <style:table-cell-properties fo:border-bottom="0.99pt solid #3a3935" style:diagonal-bl-tr="none" style:diagonal-tl-br="none" fo:border-left="0.99pt solid #3a3935" fo:border-right="2.49pt solid #3a3935" style:rotation-align="none" fo:border-top="none"/>
      <style:text-properties style:font-name="DejaVu Serif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2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53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background-color="transparent" fo:wrap-option="no-wrap" fo:border-left="none" style:direction="ltr" fo:border-right="2.49pt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54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margin-left="0cm" style:writing-mode="page"/>
      <style:text-properties style:font-name="DejaVu Serif"/>
    </style:style>
    <style:style style:name="ce55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background-color="transparent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background-color="transparent" fo:wrap-option="wrap" fo:border-left="2.49pt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none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63" style:family="table-cell" style:parent-style-name="Default">
      <style:table-cell-properties fo:border-bottom="2.49pt solid #3a3935" style:diagonal-bl-tr="none" style:diagonal-tl-br="none" fo:border-left="2.49pt solid #3a3935" fo:border-right="none" style:rotation-align="none" fo:border-top="none"/>
      <style:text-properties style:font-name="DejaVu Serif"/>
    </style:style>
    <style:style style:name="ce64" style:family="table-cell" style:parent-style-name="Default">
      <style:table-cell-properties fo:border-bottom="2.49pt solid #3a3935" style:diagonal-bl-tr="none" style:diagonal-tl-br="none" fo:background-color="transparent" fo:border-left="2.49pt solid #3a3935" fo:border-right="none" style:rotation-align="none" fo:border-top="none"/>
      <style:text-properties style:font-name="DejaVu Serif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/>
    </style:style>
    <style:style style:name="ce68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background-color="transparent" fo:wrap-option="no-wrap" fo:border-left="none" style:direction="ltr" fo:border-right="2.49pt solid #3a3935" style:rotation-angle="0" style:rotation-align="none" style:shrink-to-fit="false" fo:border-top="0.99pt solid #3a3935" style:vertical-align="automatic"/>
      <style:paragraph-properties fo:margin-left="0cm" style:writing-mode="page"/>
      <style:text-properties style:font-name="DejaVu Serif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background-color="transparent" fo:wrap-option="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0.99pt solid #3a3935" style:direction="ltr" fo:border-right="2.49pt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Serif"/>
    </style:style>
    <style:style style:name="ce7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8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9" style:family="table-cell" style:parent-style-name="Default">
      <style:table-cell-properties fo:border-bottom="2.49pt solid #3a3935" style:diagonal-bl-tr="none" style:diagonal-tl-br="none" fo:background-color="transparent" fo:border-left="none" fo:border-right="2.49pt solid #3a3935" style:rotation-align="none" fo:border-top="none"/>
      <style:text-properties style:font-name="DejaVu Serif"/>
    </style:style>
    <style:style style:name="ce8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8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84" style:family="table-cell" style:parent-style-name="Default">
      <style:table-cell-properties fo:background-color="transparent" style:vertical-align="automatic"/>
      <style:text-properties style:font-name="DejaVu Serif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6" style:family="table-cell" style:parent-style-name="Default">
      <style:text-properties style:font-name="DejaVu Serif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88" style:family="table-cell" style:parent-style-name="Default">
      <style:table-cell-properties style:diagonal-bl-tr="none" style:diagonal-tl-br="none" fo:background-color="transparent" fo:border="none" style:rotation-align="none"/>
      <style:text-properties style:font-name="DejaVu Serif"/>
    </style:style>
    <style:style style:name="ce8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9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9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avec mdp'.C11"/>
      <style:map style:condition="is-true-formula(LEN( [.C11])&lt;=120)" style:apply-style-name="texte_5f_9pt" style:base-cell-address="'Pro avec mdp'.C11"/>
      <style:map style:condition="is-true-formula(LEN( [.C11])&gt;120)" style:apply-style-name="texte_5f_7pt" style:base-cell-address="'Pro avec mdp'.C11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0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0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solid" style:text-underline-width="auto" style:text-underline-color="font-color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0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2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3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5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 avec mdp" table:style-name="ta1" table:print-ranges="'Pro avec mdp'.A1:'Pro avec mdp'.G1048575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1014" table:default-cell-style-name="ce103"/>
        <table:table-column table:style-name="co8" table:number-columns-repeated="3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22" table:number-columns-repeated="4"/>
          <table:table-cell table:style-name="ce80"/>
          <table:table-cell table:style-name="ce22"/>
          <table:table-cell table:style-name="ce102" table:number-columns-repeated="1014"/>
          <table:table-cell table:number-columns-repeated="3"/>
        </table:table-row>
        <table:table-row table:style-name="ro2">
          <table:table-cell table:style-name="ce2" office:value-type="string" table:number-columns-spanned="6" table:number-rows-spanned="1">
            <text:p>FICHE SCOLAIRE DU DIPLÔME NATIONAL DU BREVET</text:p>
          </table:table-cell>
          <table:covered-table-cell table:number-columns-repeated="4" table:style-name="ce22"/>
          <table:covered-table-cell table:style-name="ce80"/>
          <table:table-cell table:style-name="ce22" office:value-type="string">
            <text:p>SESSION 2011</text:p>
          </table:table-cell>
          <table:table-cell table:style-name="ce102" table:number-columns-repeated="1014"/>
          <table:table-cell table:number-columns-repeated="3"/>
        </table:table-row>
        <table:table-row table:style-name="ro3">
          <table:table-cell table:style-name="ce3" office:value-type="string" table:number-columns-spanned="5" table:number-rows-spanned="1">
            <text:p>Série professionnelle <text:span text:style-name="T1">avec</text:span><text:span text:style-name="T2"> module Découverte Professionnelle</text:span></text:p>
          </table:table-cell>
          <table:covered-table-cell table:number-columns-repeated="4" table:style-name="ce3"/>
          <table:table-cell table:number-columns-repeated="1019"/>
        </table:table-row>
        <table:table-row table:style-name="ro4">
          <table:table-cell table:style-name="ce4" office:value-type="string">
            <text:p>Académie :<text:span text:style-name="T3"> </text:span><text:span text:style-name="T4">[eleves.acad]</text:span></text:p>
          </table:table-cell>
          <table:table-cell table:style-name="ce23" office:value-type="string" table:number-columns-spanned="4" table:number-rows-spanned="1">
            <text:p>ETABLISSEMENT FREQUENTE</text:p>
          </table:table-cell>
          <table:covered-table-cell table:number-columns-repeated="2" table:style-name="ce38"/>
          <table:covered-table-cell table:style-name="ce65"/>
          <table:table-cell table:number-columns-repeated="1019"/>
        </table:table-row>
        <table:table-row table:style-name="ro5">
          <table:table-cell table:style-name="ce5" office:value-type="string">
            <text:p>Département : [eleves.departe]</text:p>
          </table:table-cell>
          <table:table-cell table:style-name="ce24" office:value-type="string" table:number-columns-spanned="4" table:number-rows-spanned="1">
            <text:p>[eleves.ecole]</text:p>
          </table:table-cell>
          <table:covered-table-cell table:number-columns-repeated="2" table:style-name="ce39"/>
          <table:covered-table-cell table:style-name="ce66"/>
          <table:table-cell table:number-columns-repeated="1019"/>
        </table:table-row>
        <table:table-row table:style-name="ro6">
          <table:table-cell table:style-name="ce6" office:value-type="string">
            <text:p>Nom : [eleves.nom]</text:p>
          </table:table-cell>
          <table:table-cell table:style-name="ce24" office:value-type="string" table:number-columns-spanned="4" table:number-rows-spanned="1">
            <text:p>[eleves.adresse1]</text:p>
          </table:table-cell>
          <table:covered-table-cell table:number-columns-repeated="2" table:style-name="ce39"/>
          <table:covered-table-cell table:style-name="ce66"/>
          <table:table-cell table:number-columns-repeated="1019"/>
        </table:table-row>
        <table:table-row table:style-name="ro6">
          <table:table-cell table:style-name="ce6" office:value-type="string">
            <text:p>Prénoms : [eleves.prenom]</text:p>
          </table:table-cell>
          <table:table-cell table:style-name="ce24" office:value-type="string" table:number-columns-spanned="4" table:number-rows-spanned="1">
            <text:p>[eleves.adresse2]</text:p>
          </table:table-cell>
          <table:covered-table-cell table:number-columns-repeated="2" table:style-name="ce39"/>
          <table:covered-table-cell table:style-name="ce66"/>
          <table:table-cell table:number-columns-repeated="1019"/>
        </table:table-row>
        <table:table-row table:style-name="ro6">
          <table:table-cell table:style-name="ce6" office:value-type="string">
            <text:p>Né(e) le : [eleves.date_nais]</text:p>
          </table:table-cell>
          <table:table-cell table:style-name="ce24" office:value-type="string" table:number-columns-spanned="4" table:number-rows-spanned="1">
            <text:p>[eleves.codeposte] [eleves.commune]</text:p>
          </table:table-cell>
          <table:covered-table-cell table:number-columns-repeated="2" table:style-name="ce39"/>
          <table:covered-table-cell table:style-name="ce66"/>
          <table:table-cell table:number-columns-repeated="1019"/>
        </table:table-row>
        <table:table-row table:style-name="ro6">
          <table:table-cell table:style-name="ce6" office:value-type="string">
            <text:p>À : <text:s/>[eleves.lieu_nais]</text:p>
          </table:table-cell>
          <table:table-cell table:style-name="ce25" table:number-columns-spanned="4" table:number-rows-spanned="1"/>
          <table:covered-table-cell table:number-columns-repeated="2" table:style-name="ce40"/>
          <table:covered-table-cell table:style-name="ce67"/>
          <table:table-cell table:number-columns-repeated="1019"/>
        </table:table-row>
        <table:table-row table:style-name="ro7">
          <table:table-cell table:style-name="ce7"/>
          <table:table-cell table:style-name="ce26" office:value-type="string" table:number-columns-spanned="4" table:number-rows-spanned="1">
            <text:p>Classe de 3<text:span text:style-name="T9">ème</text:span></text:p>
          </table:table-cell>
          <table:covered-table-cell table:style-name="ce41"/>
          <table:covered-table-cell table:style-name="ce54"/>
          <table:covered-table-cell table:style-name="ce68"/>
          <table:table-cell table:number-columns-repeated="1019"/>
        </table:table-row>
        <table:table-row table:style-name="ro8">
          <table:table-cell table:style-name="ce8" office:value-type="string">
            <text:p>DISCIPLINES</text:p>
          </table:table-cell>
          <table:table-cell table:style-name="ce27" office:value-type="string" table:number-columns-spanned="1" table:number-rows-spanned="2">
            <text:p>Note moyenne de la classe</text:p>
          </table:table-cell>
          <table:table-cell table:style-name="ce42" office:value-type="string">
            <text:p>APPRECIATIONS DES PROFESSEURS</text:p>
          </table:table-cell>
          <table:table-cell table:style-name="ce55" office:value-type="string" table:number-columns-spanned="2" table:number-rows-spanned="2">
            <text:p>Note moyenne de l'élève </text:p>
          </table:table-cell>
          <table:covered-table-cell table:style-name="ce69"/>
          <table:table-cell table:number-columns-repeated="1019"/>
        </table:table-row>
        <table:table-row table:style-name="ro9">
          <table:table-cell table:style-name="ce9"/>
          <table:covered-table-cell table:style-name="ce28"/>
          <table:table-cell table:style-name="ce43"/>
          <table:covered-table-cell table:style-name="ce56"/>
          <table:covered-table-cell table:style-name="ce70"/>
          <table:table-cell table:number-columns-repeated="1019"/>
        </table:table-row>
        <table:table-row table:style-name="ro4">
          <table:table-cell table:style-name="ce10" office:value-type="string">
            <text:p>Français</text:p>
          </table:table-cell>
          <table:table-cell table:style-name="ce29" office:value-type="string">
            <text:p>[eleves.101.3] /20</text:p>
          </table:table-cell>
          <table:table-cell table:style-name="ce44" office:value-type="string">
            <text:p>[eleves.101.4]</text:p>
          </table:table-cell>
          <table:table-cell table:style-name="ce57" office:value-type="string" table:number-columns-spanned="2" table:number-rows-spanned="1">
            <text:p>[eleves.101.1] /20</text:p>
          </table:table-cell>
          <table:covered-table-cell table:style-name="ce71"/>
          <table:table-cell table:style-name="ce81"/>
          <table:table-cell table:style-name="ce90"/>
          <table:table-cell table:number-columns-repeated="1017"/>
        </table:table-row>
        <table:table-row table:style-name="ro10">
          <table:table-cell table:style-name="ce10" office:value-type="string">
            <text:p>Mathématiques</text:p>
          </table:table-cell>
          <table:table-cell table:style-name="ce29" office:value-type="string">
            <text:p>[eleves.102.3] /20</text:p>
          </table:table-cell>
          <table:table-cell table:style-name="ce45" office:value-type="string">
            <text:p>[eleves.102.4]</text:p>
          </table:table-cell>
          <table:table-cell table:style-name="ce57" office:value-type="string" table:number-columns-spanned="2" table:number-rows-spanned="1">
            <text:p>[eleves.102.1] /20</text:p>
          </table:table-cell>
          <table:covered-table-cell table:style-name="ce71"/>
          <table:table-cell table:style-name="ce82"/>
          <table:table-cell table:style-name="ce91"/>
          <table:table-cell table:number-columns-repeated="1017"/>
        </table:table-row>
        <table:table-row table:style-name="ro10">
          <table:table-cell table:style-name="ce11" office:value-type="string" table:number-columns-spanned="1" table:number-rows-spanned="2">
            <text:p>Langue vivante étrangère</text:p>
            <text:p><text:span text:style-name="T5">Ou</text:span></text:p>
            <text:p><text:span text:style-name="T6">Sciences Physiques</text:span></text:p>
          </table:table-cell>
          <table:table-cell table:style-name="ce29" office:value-type="string">
            <text:p>[eleves.103.3] /20</text:p>
          </table:table-cell>
          <table:table-cell table:style-name="ce46" office:value-type="string">
            <text:p>[eleves.103.4]</text:p>
          </table:table-cell>
          <table:table-cell table:style-name="ce57" office:value-type="string" table:number-columns-spanned="2" table:number-rows-spanned="1">
            <text:p>[eleves.103.1] /20</text:p>
          </table:table-cell>
          <table:covered-table-cell table:style-name="ce72"/>
          <table:table-cell table:style-name="ce82"/>
          <table:table-cell table:style-name="ce91"/>
          <table:table-cell table:number-columns-repeated="1017"/>
        </table:table-row>
        <table:table-row table:style-name="ro10">
          <table:covered-table-cell table:style-name="ce12"/>
          <table:table-cell table:style-name="ce29" office:value-type="string">
            <text:p>[eleves.104.3] /20</text:p>
          </table:table-cell>
          <table:table-cell table:style-name="ce46" office:value-type="string">
            <text:p>[eleves.104.4]</text:p>
          </table:table-cell>
          <table:table-cell table:style-name="ce57" office:value-type="string" table:number-columns-spanned="2" table:number-rows-spanned="1">
            <text:p>[eleves.104.1] /20</text:p>
          </table:table-cell>
          <table:covered-table-cell table:style-name="ce72"/>
          <table:table-cell table:style-name="ce83"/>
          <table:table-cell table:style-name="ce37"/>
          <table:table-cell table:number-columns-repeated="1017"/>
        </table:table-row>
        <table:table-row table:style-name="ro10">
          <table:table-cell table:style-name="ce10" office:value-type="string">
            <text:p>Prévention Santé Environnement</text:p>
          </table:table-cell>
          <table:table-cell table:style-name="ce29" office:value-type="string">
            <text:p>[eleves.105.3] /20</text:p>
          </table:table-cell>
          <table:table-cell table:style-name="ce46" office:value-type="string">
            <text:p>[eleves.105.4]</text:p>
          </table:table-cell>
          <table:table-cell table:style-name="ce57" office:value-type="string" table:number-columns-spanned="2" table:number-rows-spanned="1">
            <text:p>[eleves.105.1] /20</text:p>
          </table:table-cell>
          <table:covered-table-cell table:style-name="ce72"/>
          <table:table-cell table:style-name="ce84"/>
          <table:table-cell table:style-name="ce92"/>
          <table:table-cell table:number-columns-repeated="1017"/>
        </table:table-row>
        <table:table-row table:style-name="ro10">
          <table:table-cell table:style-name="ce10" office:value-type="string">
            <text:p>Education Physique et Sportive</text:p>
          </table:table-cell>
          <table:table-cell table:style-name="ce29" office:value-type="string">
            <text:p>[eleves.106.3] /20</text:p>
          </table:table-cell>
          <table:table-cell table:style-name="ce46" office:value-type="string">
            <text:p>[eleves.106.4]</text:p>
          </table:table-cell>
          <table:table-cell table:style-name="ce57" office:value-type="string" table:number-columns-spanned="2" table:number-rows-spanned="1">
            <text:p>[eleves.106.1] /20</text:p>
          </table:table-cell>
          <table:covered-table-cell table:style-name="ce72"/>
          <table:table-cell/>
          <table:table-cell table:style-name="ce93"/>
          <table:table-cell table:number-columns-repeated="1017"/>
        </table:table-row>
        <table:table-row table:style-name="ro10">
          <table:table-cell table:style-name="ce11" office:value-type="string">
            <text:p>Education Artistique</text:p>
          </table:table-cell>
          <table:table-cell table:style-name="ce29" office:value-type="string">
            <text:p>[eleves.107.3] /20</text:p>
          </table:table-cell>
          <table:table-cell table:style-name="ce46" office:value-type="string">
            <text:p>[eleves.107.4]</text:p>
          </table:table-cell>
          <table:table-cell table:style-name="ce57" office:value-type="string" table:number-columns-spanned="2" table:number-rows-spanned="1">
            <text:p>[eleves.107.1] /20</text:p>
          </table:table-cell>
          <table:covered-table-cell table:style-name="ce72"/>
          <table:table-cell table:style-name="ce82"/>
          <table:table-cell table:style-name="ce94"/>
          <table:table-cell table:number-columns-repeated="1017"/>
        </table:table-row>
        <table:table-row table:style-name="ro10">
          <table:table-cell table:style-name="ce10" office:value-type="string">
            <text:p>Technologie</text:p>
          </table:table-cell>
          <table:table-cell table:style-name="ce29" office:value-type="string">
            <text:p>[eleves.108.3] /20</text:p>
          </table:table-cell>
          <table:table-cell table:style-name="ce46" office:value-type="string">
            <text:p>[eleves.108.4]</text:p>
          </table:table-cell>
          <table:table-cell table:style-name="ce57" office:value-type="string" table:number-columns-spanned="2" table:number-rows-spanned="1">
            <text:p>[eleves.108.1] /40</text:p>
          </table:table-cell>
          <table:covered-table-cell table:style-name="ce72"/>
          <table:table-cell table:style-name="ce82"/>
          <table:table-cell table:style-name="ce94"/>
          <table:table-cell table:number-columns-repeated="1017"/>
        </table:table-row>
        <table:table-row table:style-name="ro10">
          <table:table-cell table:style-name="ce10" office:value-type="string">
            <text:p>Découverte Professionnelle (6h)</text:p>
          </table:table-cell>
          <table:table-cell table:style-name="ce29" office:value-type="string">
            <text:p>[eleves.111.3] /20</text:p>
          </table:table-cell>
          <table:table-cell table:style-name="ce46" office:value-type="string">
            <text:p>[eleves.111.4]</text:p>
          </table:table-cell>
          <table:table-cell table:style-name="ce57" office:value-type="string" table:number-columns-spanned="2" table:number-rows-spanned="1">
            <text:p>[eleves.111.1] /60</text:p>
          </table:table-cell>
          <table:covered-table-cell table:style-name="ce72"/>
          <table:table-cell/>
          <table:table-cell table:style-name="ce95"/>
          <table:table-cell table:number-columns-repeated="1017"/>
        </table:table-row>
        <table:table-row table:style-name="ro10">
          <table:table-cell table:style-name="ce10" office:value-type="string">
            <text:p>Note de vie scolaire</text:p>
          </table:table-cell>
          <table:table-cell table:style-name="ce29" office:value-type="string">
            <text:p>[eleves.112.3] /20</text:p>
          </table:table-cell>
          <table:table-cell table:style-name="ce46" office:value-type="string">
            <text:p>[eleves.112.4]</text:p>
          </table:table-cell>
          <table:table-cell table:style-name="ce57" office:value-type="string" table:number-columns-spanned="2" table:number-rows-spanned="1">
            <text:p>[eleves.112.1] /20</text:p>
          </table:table-cell>
          <table:covered-table-cell table:style-name="ce72"/>
          <table:table-cell table:style-name="ce85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96"/>
          <table:table-cell table:number-columns-repeated="1017"/>
        </table:table-row>
        <table:table-row table:style-name="ro10">
          <table:table-cell table:style-name="ce13" office:value-type="string">
            <text:p>Option facultative : <text:span text:style-name="T7">histoire des arts</text:span></text:p>
          </table:table-cell>
          <table:table-cell table:style-name="ce30" office:value-type="string">
            <text:p>[eleves.118.3] /20</text:p>
          </table:table-cell>
          <table:table-cell table:style-name="ce47" office:value-type="string">
            <text:p><text:s/>[eleves.118.4]</text:p>
          </table:table-cell>
          <table:table-cell table:style-name="ce58" office:value-type="string" table:number-columns-spanned="2" table:number-rows-spanned="1">
            <text:p>[eleves.118.0]pts*</text:p>
          </table:table-cell>
          <table:covered-table-cell table:style-name="ce73"/>
          <table:table-cell table:style-name="ce86"/>
          <table:table-cell table:style-name="ce97" office:value-type="string">
            <text:p>[eleves.130.1]</text:p>
          </table:table-cell>
          <table:table-cell table:number-columns-repeated="1017"/>
        </table:table-row>
        <table:table-row table:style-name="ro11">
          <table:table-cell table:style-name="ce14" office:value-type="string">
            <text:p><text:s text:c="15"/>à titre indicatif</text:p>
          </table:table-cell>
          <table:table-cell table:style-name="ce31"/>
          <table:table-cell table:style-name="ce48"/>
          <table:table-cell table:style-name="ce59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74"/>
          <table:table-cell table:style-name="ce87" office:value-type="string">
            <text:p>[eleves.130.0;if [val]='';then '';if [val]='VA';then 'X';else 'O']</text:p>
          </table:table-cell>
          <table:table-cell table:style-name="ce98" office:value-type="string">
            <text:p><text:span text:style-name="T10">[eleves.130.0;if [val]='';then '';else '</text:span><text:span text:style-name="T11">VA</text:span><text:span text:style-name="T12"> : Niveau A2 de langue régionale validé</text:span><text:span text:style-name="T10">']</text:span></text:p>
          </table:table-cell>
          <table:table-cell table:number-columns-repeated="1017"/>
        </table:table-row>
        <table:table-row table:style-name="ro12">
          <table:table-cell table:style-name="ce10" office:value-type="string">
            <text:p><text:s text:c="2"/>Histoire-Géographie</text:p>
          </table:table-cell>
          <table:table-cell table:style-name="ce32" office:value-type="string" table:number-columns-spanned="1" table:number-rows-spanned="2">
            <text:p>[eleves.121.3] /20</text:p>
          </table:table-cell>
          <table:table-cell table:style-name="ce49" office:value-type="string" table:number-columns-spanned="1" table:number-rows-spanned="2">
            <text:p>[eleves.121.4]</text:p>
          </table:table-cell>
          <table:table-cell table:style-name="ce60" office:value-type="string" table:number-columns-spanned="2" table:number-rows-spanned="2">
            <text:p>[eleves.121.0]</text:p>
          </table:table-cell>
          <table:covered-table-cell table:style-name="ce75"/>
          <table:table-cell table:style-name="ce87" office:value-type="string">
            <text:p>[eleves.130.0;if [val]='';then '';if [val]='NV';then 'X';else 'O']</text:p>
          </table:table-cell>
          <table:table-cell table:style-name="ce99" office:value-type="string">
            <text:p><text:span text:style-name="T13">[eleves.130.0;if [val]='';then '';else '</text:span><text:span text:style-name="T14">NV</text:span><text:span text:style-name="T15"> : Niveau A2 de langue régionale non validé</text:span><text:span text:style-name="T13">']</text:span></text:p>
          </table:table-cell>
          <table:table-cell table:style-name="ce104" table:number-columns-repeated="3"/>
          <table:table-cell table:number-columns-repeated="1014"/>
        </table:table-row>
        <table:table-row table:style-name="ro12">
          <table:table-cell table:style-name="ce15" office:value-type="string">
            <text:p><text:s text:c="2"/>Education Civique</text:p>
          </table:table-cell>
          <table:covered-table-cell table:style-name="ce33"/>
          <table:covered-table-cell table:style-name="ce50"/>
          <table:covered-table-cell table:style-name="ce61"/>
          <table:covered-table-cell table:style-name="ce76"/>
          <table:table-cell table:style-name="ce88" table:number-columns-repeated="2"/>
          <table:table-cell table:style-name="ce104" table:number-columns-repeated="3"/>
          <table:table-cell table:number-columns-repeated="1014"/>
        </table:table-row>
        <table:table-row table:style-name="ro13">
          <table:table-cell table:style-name="ce16" office:value-type="string" table:number-columns-spanned="3" table:number-rows-spanned="2">
            <text:p><text:span text:style-name="T8">Avis du Chef d'Etablissement :</text:span> [eleves.appreciation]</text:p>
          </table:table-cell>
          <table:covered-table-cell table:style-name="ce34"/>
          <table:covered-table-cell table:style-name="ce51"/>
          <table:table-cell table:style-name="ce62" office:value-type="string" table:number-columns-spanned="2" table:number-rows-spanned="2">
            <text:p>DECISION</text:p>
            <text:p>[eleves.decision]</text:p>
          </table:table-cell>
          <table:covered-table-cell table:style-name="ce77"/>
          <table:table-cell table:style-name="ce89"/>
          <table:table-cell table:style-name="ce100" table:number-columns-spanned="1" table:number-rows-spanned="3"/>
          <table:table-cell table:style-name="ce105" table:number-columns-repeated="1014"/>
          <table:table-cell table:number-columns-repeated="3"/>
        </table:table-row>
        <table:table-row table:style-name="ro14" table:visibility="collapse">
          <table:covered-table-cell table:style-name="ce17"/>
          <table:covered-table-cell table:style-name="ce35"/>
          <table:covered-table-cell table:style-name="ce52"/>
          <table:covered-table-cell table:style-name="ce63"/>
          <table:covered-table-cell table:style-name="ce78"/>
          <table:table-cell table:style-name="ce89"/>
          <table:covered-table-cell table:style-name="ce101"/>
          <table:table-cell table:style-name="ce105" table:number-columns-repeated="1014"/>
          <table:table-cell table:number-columns-repeated="3"/>
        </table:table-row>
        <table:table-row table:style-name="ro7">
          <table:table-cell table:style-name="ce18"/>
          <table:table-cell table:style-name="ce36"/>
          <table:table-cell table:style-name="ce53"/>
          <table:table-cell table:style-name="ce64"/>
          <table:table-cell table:style-name="ce79"/>
          <table:table-cell/>
          <table:covered-table-cell table:style-name="ce101"/>
          <table:table-cell table:number-columns-repeated="1017"/>
        </table:table-row>
        <table:table-row table:style-name="ro15">
          <table:table-cell table:style-name="ce19" office:value-type="string" table:number-columns-spanned="5" table:number-rows-spanned="1">
            <text:p>* Seuls les points supérieurs à 10 sont pris en compte </text:p>
          </table:table-cell>
          <table:covered-table-cell table:number-columns-repeated="4" table:style-name="ce37"/>
          <table:table-cell table:number-columns-repeated="1019"/>
        </table:table-row>
        <table:table-row table:style-name="ro16">
          <table:table-cell table:style-name="ce20" office:value-type="string" table:number-columns-spanned="5" table:number-rows-spanned="1">
            <text:p>[eleves;block=end]</text:p>
          </table:table-cell>
          <table:covered-table-cell table:number-columns-repeated="4"/>
          <table:table-cell table:number-columns-repeated="1019"/>
        </table:table-row>
        <table:table-row table:style-name="ro17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Print_Area_1" table:base-cell-address="$'Pro avec mdp'.$A$1" table:cell-range-address="$'Pro avec mdp'.$A$2:.$G$30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35cm" fo:margin-bottom="0.499cm" fo:margin-left="1cm" fo:margin-right="0.61cm" style:first-page-number="continue" style:scale-to="88%" style:writing-mode="lr-tb"/>
      <style:header-style>
        <style:header-footer-properties fo:min-height="0.751cm" fo:margin-left="1.401cm" fo:margin-right="1.289cm" fo:margin-bottom="0cm"/>
      </style:header-style>
      <style:footer-style>
        <style:header-footer-properties fo:min-height="0.751cm" fo:margin-left="1.401cm" fo:margin-right="1.28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8/05/2012</text:date>, <text:time>16:0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_20_avec_20_mdp" style:display-name="PageStyle_Pro avec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D</meta:initial-creator>
    <meta:creation-date>2007-09-21T10:35:53</meta:creation-date>
    <dc:date>2012-05-08T16:02:59</dc:date>
    <meta:print-date>2010-02-02T15:56:07</meta:print-date>
    <meta:generator>LibreOffice/3.4$Linux LibreOffice_project/340m1$Build-402</meta:generator>
    <meta:editing-duration>PT3H30M18S</meta:editing-duration>
    <meta:editing-cycles>46</meta:editing-cycles>
    <meta:document-statistic meta:table-count="1" meta:cell-count="80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